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286772"/>
    </style:style>
    <style:style style:name="P4" style:family="paragraph" style:parent-style-name="Preformatted_20_Text">
      <style:text-properties officeooo:rsid="0026a4db" officeooo:paragraph-rsid="0026a4db"/>
    </style:style>
    <style:style style:name="P5" style:family="paragraph" style:parent-style-name="Preformatted_20_Text">
      <style:text-properties officeooo:rsid="0026a4db" officeooo:paragraph-rsid="00315157"/>
    </style:style>
    <style:style style:name="P6" style:family="paragraph" style:parent-style-name="Preformatted_20_Text">
      <style:text-properties officeooo:rsid="002f84aa" officeooo:paragraph-rsid="001bd92a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8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84aa" style:font-weight-asian="bold" style:font-weight-complex="bold"/>
    </style:style>
    <style:style style:name="T3" style:family="text">
      <style:text-properties officeooo:rsid="001ca267"/>
    </style:style>
    <style:style style:name="T4" style:family="text">
      <style:text-properties officeooo:rsid="00216317"/>
    </style:style>
    <style:style style:name="T5" style:family="text">
      <style:text-properties officeooo:rsid="0024b44c"/>
    </style:style>
    <style:style style:name="T6" style:family="text">
      <style:text-properties officeooo:rsid="0026a4db"/>
    </style:style>
    <style:style style:name="T7" style:family="text">
      <style:text-properties officeooo:rsid="0022f7a9"/>
    </style:style>
    <style:style style:name="T8" style:family="text">
      <style:text-properties officeooo:rsid="002a0009"/>
    </style:style>
    <style:style style:name="T9" style:family="text">
      <style:text-properties officeooo:rsid="002af04c"/>
    </style:style>
    <style:style style:name="T10" style:family="text">
      <style:text-properties officeooo:rsid="002f84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азработка <text:span text:style-name="T4">пользовательского </text:span>Web-интерфейс<text:span text:style-name="T4">а</text:span></text:p>
      <text:p text:style-name="P7">(с) Сергей Синица 2019</text:p>
      <text:p text:style-name="P1"/>
      <text:p text:style-name="Subtitle">ЗАДАНИЕ <text:span text:style-name="T10">4</text:span></text:p>
      <text:p text:style-name="P6">Сверстать страницу из задания 3 с помощью фреймворка Bootstrap или другого CSS фреймворка. Реализовать расположение элементов по сетке (допускается изменение размеров элементов в задании 3 для выравнивания по сетке). При реализации адаптивности применить принцип Mobile First. Для управления отступами margin и padding использовать средства фреймворка.</text:p>
      <text:p text:style-name="P1"/>
      <text:p text:style-name="P8">СДАЧА РАБОТЫ И ОЦЕНИВАНИЕ</text:p>
      <text:p text:style-name="P1">Все задание выполняется в файл<text:span text:style-name="T6">ах</text:span> index.html <text:span text:style-name="T6">и style.css</text:span>, </text:p>
      <text:p text:style-name="P1"><text:span text:style-name="T6">страница</text:span> публикуется в интернете в виде статического веб-сайта, </text:p>
      <text:p text:style-name="P1">в Moodle на проверку отправляется ссылка на сайт. </text:p>
      <text:p text:style-name="P1"/>
      <text:p text:style-name="P1">Время выполнения задания до <text:span text:style-name="T5">2</text:span> часов, включая самостоятельную работу. </text:p>
      <text:p text:style-name="P1"/>
      <text:p text:style-name="P2">За задание выставляется <text:span text:style-name="T1">до 40 баллов</text:span>:</text:p>
      <text:p text:style-name="P4">-<text:span text:style-name="T10">5</text:span> баллов <text:span text:style-name="T10">подключение фреймворка и вывод элементов как в задании 3</text:span>,</text:p>
      <text:p text:style-name="P4">-<text:span text:style-name="T10">10</text:span> баллов <text:span text:style-name="T10">выравнивание по сетке с применением классов Bootstrap</text:span>,</text:p>
      <text:p text:style-name="P5">-<text:span text:style-name="T10">10</text:span> баллов <text:span text:style-name="T10">адаптивность Mobile First с применением классов Bootstrap</text:span>,</text:p>
      <text:p text:style-name="P5">-5 баллов <text:span text:style-name="T10">margin и padding средствами фреймворка Bootstrap</text:span>,</text:p>
      <text:p text:style-name="P2"><text:span text:style-name="T6">-</text:span>до <text:span text:style-name="T3">5</text:span> баллов за соблюдение стандартов кодирования HTML <text:span text:style-name="T6">и семантическую верстку</text:span>,</text:p>
      <text:p text:style-name="P2"><text:span text:style-name="T6">-5 баллов разделение содержимого и представления (корректный вынос CSS в отдельный файл)</text:span>,</text:p>
      <text:p text:style-name="P2"><text:span text:style-name="T6">-до 5 баллов за отсутствие Error и Warning при валидации HTML-разметки по https://validator.w3.org/</text:span>. </text:p>
      <text:p text:style-name="P1"/>
      <text:p text:style-name="P1"><text:span text:style-name="T6">Допускается не полное выполнение задания. </text:span>Не допускается просрочка выполнения задания <text:span text:style-name="T8">(</text:span>просроченное задание оценивается в 0 баллов<text:span text:style-name="T8">)</text:span>. </text:p>
      <text:p text:style-name="P1"/>
      <text:p text:style-name="Subtitle">МЕТОДИЧЕСКИЕ УКАЗАНИЯ </text:p>
      <text:p text:style-name="P1"/>
      <text:p text:style-name="P3">Ознакомьтесь <text:span text:style-name="T7">материалом по Bootstrap в</text:span> раздел<text:span text:style-name="T7">е</text:span> «<text:span text:style-name="T7">WORLD WIDE WEB</text:span>» учебного пособия "Веб-разработка и веб-сервисы" и содержанием лекции №<text:span text:style-name="T10">4</text:span>.</text:p>
      <text:p text:style-name="P3"/>
      <text:p text:style-name="P3">Пример <text:span text:style-name="T10">Mobile First верстки с применением Bootstrap находится в файле bootstrap</text:span>.html.</text:p>
      <text:p text:style-name="P3"/>
      <text:p text:style-name="P3"><text:span text:style-name="T9">П</text:span>убликаци<text:span text:style-name="T9">ю</text:span> сайта в GitLab Pages <text:span text:style-name="T9">и валидацию</text:span> <text:span text:style-name="T9">провести аналогично задаче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3T15:58:23.497528063</dc:date>
    <meta:editing-duration>PT23H4M57S</meta:editing-duration>
    <meta:editing-cycles>14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228" meta:character-count="1706" meta:non-whitespace-character-count="1493"/>
  </office:meta>
</office:document-meta>
</file>